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018f"/>
    </style:style>
    <style:style style:name="T1" style:family="text">
      <style:text-properties officeooo:rsid="000b01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apport 4. Semester Dispisition </text:span></text:p>
      <text:p text:style-name="P1"><text:span text:style-name="T1">Indholdsfortegnelse Template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tab/>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3:13:14.89</meta:creation-date>
    <dc:date>2013-11-25T13:20:56.27</dc:date>
    <meta:editing-duration>P0D</meta:editing-duration>
    <meta:editing-cycles>1</meta:editing-cycles>
    <meta:document-statistic meta:table-count="0" meta:image-count="0" meta:object-count="0" meta:page-count="1" meta:paragraph-count="3" meta:word-count="6" meta:character-count="61" meta:non-whitespace-character-count="55"/>
    <meta:generator>LibreOffice/3.6$Windows_x86 LibreOffice_project/e29a214-2bbed72-0621de6-a97528c-8f066d</meta:generator>
  </office:meta>
</office:document-meta>
</file>